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759cm"/>
    </style:style>
    <style:style style:name="Table1.B" style:family="table-column">
      <style:table-column-properties style:column-width="15.836cm"/>
    </style:style>
    <style:style style:name="Table1.1" style:family="table-row">
      <style:table-row-properties fo:background-color="#dddddd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1" style:family="table-row">
      <style:table-row-properties fo:background-color="#dddddd">
        <style:background-image/>
      </style:table-row-properties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3*"/>
    </style:style>
    <style:style style:name="Table4.D" style:family="table-column">
      <style:table-column-properties style:column-width="4.397cm" style:rel-column-width="16386*"/>
    </style:style>
    <style:style style:name="Table4.1" style:family="table-row">
      <style:table-row-properties fo:background-color="#dddddd">
        <style:background-image/>
      </style:table-row-properties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73b9" officeooo:paragraph-rsid="000c73b9"/>
    </style:style>
    <style:style style:name="P2" style:family="paragraph" style:parent-style-name="Standard">
      <style:text-properties officeooo:rsid="000cd6a8" officeooo:paragraph-rsid="000cd6a8"/>
    </style:style>
    <style:style style:name="P3" style:family="paragraph" style:parent-style-name="Standard">
      <style:paragraph-properties fo:text-align="center" style:justify-single-word="false"/>
      <style:text-properties officeooo:rsid="0023626c" officeooo:paragraph-rsid="0023626c"/>
    </style:style>
    <style:style style:name="P4" style:family="paragraph" style:parent-style-name="Standard">
      <style:text-properties officeooo:rsid="002596e0" officeooo:paragraph-rsid="002596e0"/>
    </style:style>
    <style:style style:name="P5" style:family="paragraph" style:parent-style-name="Standard">
      <style:text-properties officeooo:rsid="004a43f4" officeooo:paragraph-rsid="004a43f4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officeooo:rsid="004a43f4" officeooo:paragraph-rsid="004a43f4"/>
    </style:style>
    <style:style style:name="P7" style:family="paragraph" style:parent-style-name="Text_20_body">
      <style:text-properties officeooo:rsid="001b5387" officeooo:paragraph-rsid="001b5387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officeooo:rsid="0037292a" officeooo:paragraph-rsid="0037292a"/>
    </style:style>
    <style:style style:name="P10" style:family="paragraph" style:parent-style-name="Table_20_Contents">
      <style:text-properties officeooo:rsid="0037420e" officeooo:paragraph-rsid="0037420e"/>
    </style:style>
    <style:style style:name="P11" style:family="paragraph" style:parent-style-name="Table_20_Contents">
      <style:text-properties officeooo:rsid="0037be45" officeooo:paragraph-rsid="0037be45"/>
    </style:style>
    <style:style style:name="P12" style:family="paragraph" style:parent-style-name="Table_20_Contents">
      <style:text-properties officeooo:rsid="0037be45" officeooo:paragraph-rsid="00399820"/>
    </style:style>
    <style:style style:name="P13" style:family="paragraph" style:parent-style-name="Table_20_Contents">
      <style:text-properties officeooo:rsid="003906d7" officeooo:paragraph-rsid="003906d7"/>
    </style:style>
    <style:style style:name="P14" style:family="paragraph" style:parent-style-name="Table_20_Contents">
      <style:text-properties officeooo:rsid="003d6cf1" officeooo:paragraph-rsid="003d6cf1"/>
    </style:style>
    <style:style style:name="P15" style:family="paragraph" style:parent-style-name="Table_20_Contents">
      <style:text-properties officeooo:rsid="003dcfa1" officeooo:paragraph-rsid="003dcfa1"/>
    </style:style>
    <style:style style:name="P16" style:family="paragraph" style:parent-style-name="Table_20_Contents">
      <style:text-properties officeooo:rsid="004260c8" officeooo:paragraph-rsid="004260c8"/>
    </style:style>
    <style:style style:name="T1" style:family="text">
      <style:text-properties officeooo:rsid="00241791"/>
    </style:style>
    <style:style style:name="T2" style:family="text">
      <style:text-properties officeooo:rsid="0027431d"/>
    </style:style>
    <style:style style:name="T3" style:family="text">
      <style:text-properties officeooo:rsid="0028e6ff"/>
    </style:style>
    <style:style style:name="T4" style:family="text">
      <style:text-properties officeooo:rsid="002ace68"/>
    </style:style>
    <style:style style:name="T5" style:family="text">
      <style:text-properties officeooo:rsid="002dbe45"/>
    </style:style>
    <style:style style:name="T6" style:family="text">
      <style:text-properties officeooo:rsid="002ece56"/>
    </style:style>
    <style:style style:name="T7" style:family="text">
      <style:text-properties officeooo:rsid="0031de84"/>
    </style:style>
    <style:style style:name="T8" style:family="text">
      <style:text-properties officeooo:rsid="00357d12"/>
    </style:style>
    <style:style style:name="T9" style:family="text">
      <style:text-properties officeooo:rsid="0035beb0"/>
    </style:style>
    <style:style style:name="T10" style:family="text">
      <style:text-properties officeooo:rsid="0036de29"/>
    </style:style>
    <style:style style:name="T11" style:family="text">
      <style:text-properties officeooo:rsid="0037be45"/>
    </style:style>
    <style:style style:name="T12" style:family="text">
      <style:text-properties officeooo:rsid="003906d7"/>
    </style:style>
    <style:style style:name="T13" style:family="text">
      <style:text-properties officeooo:rsid="003cadb4"/>
    </style:style>
    <style:style style:name="T14" style:family="text">
      <style:text-properties officeooo:rsid="003d4fa9"/>
    </style:style>
    <style:style style:name="T15" style:family="text">
      <style:text-properties officeooo:rsid="0040bfd1"/>
    </style:style>
    <style:style style:name="T16" style:family="text">
      <style:text-properties officeooo:rsid="00459b8f"/>
    </style:style>
    <style:style style:name="T17" style:family="text">
      <style:text-properties officeooo:rsid="0047676b"/>
    </style:style>
    <style:style style:name="T18" style:family="text">
      <style:text-properties officeooo:rsid="0049321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实验报告模板</text:p>
      <text:p text:style-name="P3">mnist数据集多层神经网络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418_1318847912" text:style-name="Index_20_Link" text:visited-style-name="Index_20_Link">1.实验目的<text:tab/>1</text:a></text:p>
          <text:p text:style-name="P8"><text:a xlink:type="simple" xlink:href="#__RefHeading__528_1318847912" text:style-name="Index_20_Link" text:visited-style-name="Index_20_Link">2.实验内容与实验步骤<text:tab/>1</text:a></text:p>
          <text:p text:style-name="P8"><text:a xlink:type="simple" xlink:href="#__RefHeading__422_1318847912" text:style-name="Index_20_Link" text:visited-style-name="Index_20_Link">3.实验过程与分析<text:tab/>1</text:a></text:p>
          <text:p text:style-name="P8"><text:a xlink:type="simple" xlink:href="#__RefHeading__530_1318847912" text:style-name="Index_20_Link" text:visited-style-name="Index_20_Link">4.实验结果总结<text:tab/>1</text:a></text:p>
        </text:index-body>
      </text:table-of-content>
      <text:p text:style-name="Standard"/>
      <text:p text:style-name="Standard"/>
      <text:h text:style-name="Heading_20_1" text:outline-level="1"><text:bookmark-start text:name="__RefHeading__418_1318847912"/>1.实验目的<text:bookmark-end text:name="__RefHeading__418_1318847912"/></text:h>
      <text:p text:style-name="P2"><text:tab/>多层神经网络实现对<text:span text:style-name="T1">mnist数据集的训练,预测中各参数对模型的影响程度.</text:span></text:p>
      <text:p text:style-name="P4"><text:tab/>1.隐层数目对模型效果的影响.</text:p>
      <text:p text:style-name="P4"><text:s text:c="3"/><text:tab/><text:span text:style-name="T2">2.隐层神经元数目对模型效果的影响.</text:span></text:p>
      <text:p text:style-name="P4"><text:tab/><text:span text:style-name="T2">3.Dropout对模型效果的影响.</text:span></text:p>
      <text:p text:style-name="P4"><text:tab/><text:span text:style-name="T2">4.激活函数对模型效果的影响.</text:span></text:p>
      <text:h text:style-name="Heading_20_1" text:outline-level="1"><text:bookmark-start text:name="__RefHeading__528_1318847912"/>2.实验内容与实验步骤<text:bookmark-end text:name="__RefHeading__528_1318847912"/></text:h>
      <text:p text:style-name="P2"><text:tab/><text:span text:style-name="T3">1.固定Dropout参数,固定激活函数,寻找隐层数目与隐层神经元数的最佳参数.</text:span></text:p>
      <text:p text:style-name="P2"><text:tab/><text:span text:style-name="T4">2.固定隐层数目与隐层神经元数目,寻找Dropout参数与激活函数的最佳配置.</text:span></text:p>
      <text:p text:style-name="P2"/>
      <text:p text:style-name="P2"><text:tab/>初步参数配置方案:</text:p>
      <text:p text:style-name="P2"><text:tab/><text:tab/>隐层数目:<text:span text:style-name="T5">1,2,3,4,5</text:span></text:p>
      <text:p text:style-name="P2"><text:tab/><text:tab/>隐层神经元数:<text:span text:style-name="T6">400,500,600,700,800</text:span></text:p>
      <text:p text:style-name="P2"><text:tab/><text:tab/><text:span text:style-name="T7">Dropout参数:0.2,0.4,0.6,0.8</text:span></text:p>
      <text:p text:style-name="P2"><text:tab/><text:tab/>激活函数:<text:span text:style-name="T7">linear,ReLu,tanh</text:span></text:p>
      <text:p text:style-name="P2"/>
      <text:p text:style-name="P2"><text:tab/>实验步骤:</text:p>
      <text:p text:style-name="P2"><text:tab/><text:tab/><text:span text:style-name="T8">1.固定Dropout参数:0.2</text:span></text:p>
      <text:p text:style-name="P2"><text:tab/><text:tab/><text:span text:style-name="T9">2.固定激活函数:ReLu</text:span></text:p>
      <text:p text:style-name="P2"><text:tab/><text:tab/><text:span text:style-name="T10">3.隐层数目,隐层神经元数目表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隐层数</text:p>
          </table:table-cell>
          <table:table-cell table:style-name="Table1.B1" office:value-type="string">
            <text:p text:style-name="Table_20_Contents">隐层神经元数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10"><text:span text:style-name="T12">[</text:span>300..<text:span text:style-name="T11">700]</text:span>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11"><text:span text:style-name="T12">[</text:span>300..<text:span text:style-name="T12">700]</text:span>/<text:span text:style-name="T12">[</text:span>300..<text:span text:style-name="T12">700]</text:span></text:p>
          </table:table-cell>
        </table:table-row>
        <text:soft-page-break/>
        <table:table-row>
          <table:table-cell table:style-name="Table1.A2" office:value-type="string">
            <text:p text:style-name="P13">3</text:p>
          </table:table-cell>
          <table:table-cell table:style-name="Table1.B2" office:value-type="string">
            <text:p text:style-name="P12">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12">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B2" office:value-type="string">
            <text:p text:style-name="P12">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</text:p>
          </table:table-cell>
        </table:table-row>
      </table:table>
      <text:p text:style-name="P2"><text:tab/><text:tab/><text:span text:style-name="T13">4.</text:span>记录每一种参数组合的训练测试结果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组合序号</text:p>
          </table:table-cell>
          <table:table-cell table:style-name="Table2.A1" office:value-type="string">
            <text:p text:style-name="Table_20_Contents">模型评估</text:p>
          </table:table-cell>
          <table:table-cell table:style-name="Table2.C1" office:value-type="string">
            <text:p text:style-name="Table_20_Contents">错误率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2"/>
      <text:p text:style-name="P2"><text:tab/><text:tab/><text:span text:style-name="T14">5.挑选最后参数组合,固定隐层数目,隐层神经元数目</text:span></text:p>
      <text:p text:style-name="P2"><text:tab/><text:tab/><text:span text:style-name="T14">6.Dropout,激活函数组合表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激活函数</text:p>
          </table:table-cell>
          <table:table-cell table:style-name="Table3.B1" office:value-type="string">
            <text:p text:style-name="P14">Dropout</text:p>
          </table:table-cell>
        </table:table-row>
        <table:table-row>
          <table:table-cell table:style-name="Table3.A2" office:value-type="string">
            <text:p text:style-name="P15">linear</text:p>
          </table:table-cell>
          <table:table-cell table:style-name="Table3.B2" office:value-type="string">
            <text:p text:style-name="P15">0.2/0.4/0.6/0.8</text:p>
          </table:table-cell>
        </table:table-row>
        <table:table-row>
          <table:table-cell table:style-name="Table3.A2" office:value-type="string">
            <text:p text:style-name="P15">ReLu</text:p>
          </table:table-cell>
          <table:table-cell table:style-name="Table3.B2" office:value-type="string">
            <text:p text:style-name="P15">0.2/0.4/0.6/0.8</text:p>
          </table:table-cell>
        </table:table-row>
        <table:table-row>
          <table:table-cell table:style-name="Table3.A2" office:value-type="string">
            <text:p text:style-name="P15">tanh</text:p>
          </table:table-cell>
          <table:table-cell table:style-name="Table3.B2" office:value-type="string">
            <text:p text:style-name="P15">0.2/0.4/0.6/0.8</text:p>
          </table:table-cell>
        </table:table-row>
      </table:table>
      <text:p text:style-name="P2"/>
      <text:p text:style-name="P2"><text:tab/><text:tab/><text:span text:style-name="T15">7.全组合模式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16">隐层数</text:p>
          </table:table-cell>
          <table:table-cell table:style-name="Table4.A1" office:value-type="string">
            <text:p text:style-name="Table_20_Contents">隐层神经元数</text:p>
          </table:table-cell>
          <table:table-cell table:style-name="Table4.A1" office:value-type="string">
            <text:p text:style-name="Table_20_Contents">激活函数</text:p>
          </table:table-cell>
          <table:table-cell table:style-name="Table4.D1" office:value-type="string">
            <text:p text:style-name="P16">Dropout</text:p>
          </table:table-cell>
        </table:table-row>
        <table:table-row>
          <table:table-cell table:style-name="Table4.A2" office:value-type="string">
            <text:p text:style-name="P16">[1..5]</text:p>
          </table:table-cell>
          <table:table-cell table:style-name="Table4.A2" office:value-type="string">
            <text:p text:style-name="P16">[300..700]</text:p>
          </table:table-cell>
          <table:table-cell table:style-name="Table4.A2" office:value-type="string">
            <text:p text:style-name="P16">[linear/ReLu/tanh]</text:p>
          </table:table-cell>
          <table:table-cell table:style-name="Table4.D2" office:value-type="string">
            <text:p text:style-name="P16">[0.2/0.4/0.6/0.8]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422_1318847912"/>3.实验过程与分析<text:bookmark-end text:name="__RefHeading__422_1318847912"/></text:h>
      <text:p text:style-name="P2"><text:tab/><text:span text:style-name="T16">1.加载数据</text:span></text:p>
      <text:p text:style-name="P6">from keras.datasets import mnist </text:p>
      <text:p text:style-name="P6">num_classes = 10 </text:p>
      <text:p text:style-name="P6"># the data, split between train and test sets </text:p>
      <text:p text:style-name="P6">(x_train, y_train), (x_test, y_test) = mnist.load_data() </text:p>
      <text:p text:style-name="P6">x_train = x_train.reshape(60000, 784) </text:p>
      <text:p text:style-name="P6">x_test = x_test.reshape(10000, 784) </text:p>
      <text:p text:style-name="P6">x_train = x_train.astype('float32') </text:p>
      <text:p text:style-name="P6">x_test = x_test.astype('float32') </text:p>
      <text:p text:style-name="P6">x_train /= 255 </text:p>
      <text:p text:style-name="P6">x_test /= 255 </text:p>
      <text:p text:style-name="P6"># convert class vectors to binary class matrices </text:p>
      <text:p text:style-name="P6">y_train = keras.utils.to_categorical(y_train, num_classes) </text:p>
      <text:p text:style-name="P6">y_test = keras.utils.to_categorical(y_test, num_classes)</text:p>
      <text:p text:style-name="P5"/>
      <text:p text:style-name="P2"><text:tab/><text:span text:style-name="T16">2.构造模型</text:span></text:p>
      <text:p text:style-name="P2"><text:tab/><text:span text:style-name="T17">3.批量构造模型</text:span></text:p>
      <text:p text:style-name="P2"><text:tab/><text:span text:style-name="T17">4.模型编译</text:span></text:p>
      <text:p text:style-name="P2"><text:tab/><text:span text:style-name="T17">5.模型评估</text:span></text:p>
      <text:p text:style-name="P2"><text:soft-page-break/><text:tab/><text:span text:style-name="T17">6.模型预测</text:span></text:p>
      <text:p text:style-name="P1"/>
      <text:h text:style-name="Heading_20_1" text:outline-level="1"><text:bookmark-start text:name="__RefHeading__530_1318847912"/>4.实验结果总结<text:bookmark-end text:name="__RefHeading__530_1318847912"/></text:h>
      <text:p text:style-name="P7"><text:tab/><text:span text:style-name="T18">1.</text:span>实验结果</text:p>
      <text:p text:style-name="P7"><text:tab/><text:span text:style-name="T18">2.总结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43:06.561602552</meta:creation-date>
    <meta:editing-duration>PT38S</meta:editing-duration>
    <meta:editing-cycles>3</meta:editing-cycles>
    <meta:generator>LibreOffice/5.1.6.2$Linux_X86_64 LibreOffice_project/10m0$Build-2</meta:generator>
    <dc:date>2018-10-19T15:43:47.722083378</dc:date>
    <meta:document-statistic meta:table-count="4" meta:image-count="0" meta:object-count="0" meta:page-count="3" meta:paragraph-count="83" meta:word-count="511" meta:character-count="1412" meta:non-whitespace-character-count="1307"/>
  </office:meta>
</office:document-meta>
</file>